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3C0000008C8178F0F5.png"/>
  <manifest:file-entry manifest:media-type="image/png" manifest:full-path="Pictures/10000000000003C40000009CC35CC8BA.png"/>
  <manifest:file-entry manifest:media-type="image/png" manifest:full-path="Pictures/10000000000003A900000094F2B86CCB.png"/>
  <manifest:file-entry manifest:media-type="image/png" manifest:full-path="Pictures/10000000000002B4000000CDE73A236C.png"/>
  <manifest:file-entry manifest:media-type="image/png" manifest:full-path="Pictures/1000000000000235000000D7C1ACB301.png"/>
  <manifest:file-entry manifest:media-type="image/png" manifest:full-path="Pictures/100000000000025A000000CE3D64BB3B.png"/>
  <manifest:file-entry manifest:media-type="image/png" manifest:full-path="Pictures/10000000000003BF0000009604686214.png"/>
  <manifest:file-entry manifest:media-type="image/png" manifest:full-path="Pictures/100000000000024A000000D40B8F507D.png"/>
  <manifest:file-entry manifest:media-type="image/png" manifest:full-path="Pictures/10000000000003C4000000993A1DCE47.png"/>
  <manifest:file-entry manifest:media-type="image/png" manifest:full-path="Pictures/10000000000004470000008BBCD374DE.png"/>
  <manifest:file-entry manifest:media-type="image/png" manifest:full-path="Pictures/1000000000000243000000C9578B1A92.png"/>
  <manifest:file-entry manifest:media-type="image/png" manifest:full-path="Pictures/10000000000003C3000000414ECD36C0.png"/>
  <manifest:file-entry manifest:media-type="image/png" manifest:full-path="Pictures/100000000000043E000000B64CBBDEC4.png"/>
  <manifest:file-entry manifest:media-type="image/png" manifest:full-path="Pictures/10000000000003D1000000B34A6ABF19.png"/>
  <manifest:file-entry manifest:media-type="image/png" manifest:full-path="Pictures/1000000000000251000000E1C90D8ADB.png"/>
  <manifest:file-entry manifest:media-type="image/png" manifest:full-path="Pictures/100000000000044B0000008DB40D826B.png"/>
  <manifest:file-entry manifest:media-type="image/png" manifest:full-path="Pictures/100000000000025E000000C8B54F8F66.png"/>
  <manifest:file-entry manifest:media-type="image/png" manifest:full-path="Pictures/1000000000000298000000DCDDE6903C.png"/>
  <manifest:file-entry manifest:media-type="image/png" manifest:full-path="Pictures/1000000000000437000000857C43E04A.png"/>
  <manifest:file-entry manifest:media-type="image/png" manifest:full-path="Pictures/100000000000044600000090F3844F8D.png"/>
  <manifest:file-entry manifest:media-type="image/png" manifest:full-path="Pictures/10000000000003C900000041F91636D2.png"/>
  <manifest:file-entry manifest:media-type="image/png" manifest:full-path="Pictures/10000000000004460000009AE11621C8.png"/>
  <manifest:file-entry manifest:media-type="image/png" manifest:full-path="Pictures/10000000000003C7000000986D437FD1.png"/>
  <manifest:file-entry manifest:media-type="image/png" manifest:full-path="Pictures/100000000000036D000000854C275A12.png"/>
  <manifest:file-entry manifest:media-type="image/png" manifest:full-path="Pictures/100000000000043D0000008888A945E3.png"/>
  <manifest:file-entry manifest:media-type="image/png" manifest:full-path="Pictures/100000000000044A0000008CE3F018C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TESTE 9</text:p>
      <text:p text:style-name="Standard"/>
      <text:p text:style-name="Standard"/>
      <text:p text:style-name="Standard"><draw:frame draw:style-name="fr1" draw:name="Figura129" text:anchor-type="paragraph" svg:width="17cm" svg:height="2.166cm" draw:z-index="3"><draw:image xlink:href="Pictures/100000000000044A0000008CE3F018C5.png" xlink:type="simple" xlink:show="embed" xlink:actuate="onLoad"/></draw:frame></text:p>
      <text:p text:style-name="Standard"/>
      <text:p text:style-name="Standard"><draw:frame draw:style-name="fr1" draw:name="Figura128" text:anchor-type="paragraph" svg:width="17cm" svg:height="1.147cm" draw:z-index="22"><draw:image xlink:href="Pictures/10000000000003C3000000414ECD36C0.png" xlink:type="simple" xlink:show="embed" xlink:actuate="onLoad"/></draw:frame></text:p>
      <text:p text:style-name="Standard"/>
      <text:p text:style-name="Standard"><draw:frame draw:style-name="fr2" draw:name="Figura127" text:anchor-type="paragraph" svg:width="17cm" svg:height="5.632cm" draw:z-index="20"><draw:image xlink:href="Pictures/1000000000000298000000DCDDE6903C.png" xlink:type="simple" xlink:show="embed" xlink:actuate="onLoad"/></draw:frame></text:p>
      <text:p text:style-name="Standard"/>
      <text:p text:style-name="Standard"><draw:frame draw:style-name="fr1" draw:name="Figura130" text:anchor-type="paragraph" svg:width="17cm" svg:height="2.194cm" draw:z-index="24"><draw:image xlink:href="Pictures/100000000000043C0000008C8178F0F5.png" xlink:type="simple" xlink:show="embed" xlink:actuate="onLoad"/></draw:frame></text:p>
      <text:p text:style-name="Standard"><draw:frame draw:style-name="fr1" draw:name="Figura131" text:anchor-type="paragraph" svg:width="17cm" svg:height="2.697cm" draw:z-index="0"><draw:image xlink:href="Pictures/10000000000003C4000000993A1DCE47.png" xlink:type="simple" xlink:show="embed" xlink:actuate="onLoad"/></draw:frame></text:p>
      <text:p text:style-name="Standard"><draw:frame draw:style-name="fr1" draw:name="Figura133" text:anchor-type="paragraph" svg:width="17cm" svg:height="2.577cm" draw:z-index="1"><draw:image xlink:href="Pictures/100000000000036D000000854C275A12.png" xlink:type="simple" xlink:show="embed" xlink:actuate="onLoad"/></draw:frame></text:p>
      <text:p text:style-name="Standard"><draw:frame draw:style-name="fr3" draw:name="Figura132" text:anchor-type="paragraph" svg:width="15.505cm" svg:height="5.609cm" draw:z-index="2"><draw:image xlink:href="Pictures/100000000000024A000000D40B8F507D.png" xlink:type="simple" xlink:show="embed" xlink:actuate="onLoad"/></draw:frame></text:p>
      <text:p text:style-name="Standard"><text:soft-page-break/></text:p>
      <text:p text:style-name="Standard"><draw:frame draw:style-name="fr1" draw:name="Figura134" text:anchor-type="paragraph" svg:width="17cm" svg:height="3.113cm" draw:z-index="4"><draw:image xlink:href="Pictures/10000000000003D1000000B34A6ABF19.png" xlink:type="simple" xlink:show="embed" xlink:actuate="onLoad"/></draw:frame></text:p>
      <text:p text:style-name="Standard"><draw:frame draw:style-name="fr1" draw:name="Figura135" text:anchor-type="paragraph" svg:width="17cm" svg:height="2.577cm" draw:z-index="5"><draw:image xlink:href="Pictures/100000000000036D000000854C275A12.png" xlink:type="simple" xlink:show="embed" xlink:actuate="onLoad"/></draw:frame></text:p>
      <text:p text:style-name="Standard"><draw:frame draw:style-name="fr4" draw:name="Figura136" text:anchor-type="paragraph" svg:width="15.928cm" svg:height="5.45cm" draw:z-index="6"><draw:image xlink:href="Pictures/100000000000025A000000CE3D64BB3B.png" xlink:type="simple" xlink:show="embed" xlink:actuate="onLoad"/></draw:frame></text:p>
      <text:p text:style-name="Standard"><draw:frame draw:style-name="fr1" draw:name="Figura137" text:anchor-type="paragraph" svg:width="17cm" svg:height="2.096cm" draw:z-index="7"><draw:image xlink:href="Pictures/1000000000000437000000857C43E04A.png" xlink:type="simple" xlink:show="embed" xlink:actuate="onLoad"/></draw:frame></text:p>
      <text:p text:style-name="Standard"><draw:frame draw:style-name="fr1" draw:name="Figura138" text:anchor-type="paragraph" svg:width="17cm" svg:height="2.75cm" draw:z-index="8"><draw:image xlink:href="Pictures/10000000000003C40000009CC35CC8BA.png" xlink:type="simple" xlink:show="embed" xlink:actuate="onLoad"/></draw:frame></text:p>
      <text:p text:style-name="P1"><draw:frame draw:style-name="fr4" draw:name="Figura139" text:anchor-type="paragraph" svg:width="15.319cm" svg:height="5.318cm" draw:z-index="9"><draw:image xlink:href="Pictures/1000000000000243000000C9578B1A92.png" xlink:type="simple" xlink:show="embed" xlink:actuate="onLoad"/></draw:frame></text:p>
      <text:p text:style-name="Standard"/>
      <text:p text:style-name="Standard"><draw:frame draw:style-name="fr2" draw:name="Figura126" text:anchor-type="paragraph" svg:width="17cm" svg:height="2.849cm" draw:z-index="10"><draw:image xlink:href="Pictures/100000000000043E000000B64CBBDEC4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<draw:frame draw:style-name="fr1" draw:name="Figura141" text:anchor-type="paragraph" svg:width="17cm" svg:height="2.166cm" draw:z-index="11"><draw:image xlink:href="Pictures/100000000000044A0000008CE3F018C5.png" xlink:type="simple" xlink:show="embed" xlink:actuate="onLoad"/></draw:frame></text:p>
      <text:p text:style-name="Standard"/>
      <text:p text:style-name="Standard"><draw:frame draw:style-name="fr1" draw:name="Figura140" text:anchor-type="paragraph" svg:width="17cm" svg:height="2.685cm" draw:z-index="12"><draw:image xlink:href="Pictures/10000000000003A900000094F2B86CCB.png" xlink:type="simple" xlink:show="embed" xlink:actuate="onLoad"/></draw:frame></text:p>
      <text:p text:style-name="Standard"><draw:frame draw:style-name="fr4" draw:name="Figura142" text:anchor-type="paragraph" svg:width="15.69cm" svg:height="4.628cm" draw:z-index="13"><draw:image xlink:href="Pictures/1000000000000251000000E1C90D8ADB.png" xlink:type="simple" xlink:show="embed" xlink:actuate="onLoad"/></draw:frame></text:p>
      <text:p text:style-name="Standard"><draw:frame draw:style-name="fr1" draw:name="Figura143" text:anchor-type="paragraph" svg:width="17cm" svg:height="2.237cm" draw:z-index="14"><draw:image xlink:href="Pictures/100000000000044600000090F3844F8D.png" xlink:type="simple" xlink:show="embed" xlink:actuate="onLoad"/></draw:frame></text:p>
      <text:p text:style-name="Standard"><draw:frame draw:style-name="fr1" draw:name="Figura144" text:anchor-type="paragraph" svg:width="17cm" svg:height="2.131cm" draw:z-index="15"><draw:image xlink:href="Pictures/100000000000043D0000008888A945E3.png" xlink:type="simple" xlink:show="embed" xlink:actuate="onLoad"/></draw:frame></text:p>
      <text:p text:style-name="Standard"/>
      <text:p text:style-name="Standard"><draw:frame draw:style-name="fr1" draw:name="Figura145" text:anchor-type="paragraph" svg:width="17cm" svg:height="2.671cm" draw:z-index="16"><draw:image xlink:href="Pictures/10000000000003C7000000986D437FD1.png" xlink:type="simple" xlink:show="embed" xlink:actuate="onLoad"/></draw:frame></text:p>
      <text:p text:style-name="Standard"/>
      <text:p text:style-name="Standard"><draw:frame draw:style-name="fr1" draw:name="Figura146" text:anchor-type="paragraph" svg:width="17cm" svg:height="2.577cm" draw:z-index="17"><draw:image xlink:href="Pictures/100000000000036D000000854C275A12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Figura147" text:anchor-type="paragraph" svg:width="17cm" svg:height="5.036cm" draw:z-index="18"><draw:image xlink:href="Pictures/10000000000002B4000000CDE73A236C.png" xlink:type="simple" xlink:show="embed" xlink:actuate="onLoad"/></draw:frame></text:p>
      <text:p text:style-name="Standard"/>
      <text:p text:style-name="Standard"><draw:frame draw:style-name="fr1" draw:name="Figura151" text:anchor-type="paragraph" svg:width="17cm" svg:height="2.392cm" draw:z-index="19"><draw:image xlink:href="Pictures/10000000000004460000009AE11621C8.png" xlink:type="simple" xlink:show="embed" xlink:actuate="onLoad"/></draw:frame></text:p>
      <text:p text:style-name="Standard"/>
      <text:p text:style-name="Standard"><draw:frame draw:style-name="fr1" draw:name="Figura148" text:anchor-type="paragraph" svg:width="17cm" svg:height="2.658cm" draw:z-index="21"><draw:image xlink:href="Pictures/10000000000003BF0000009604686214.png" xlink:type="simple" xlink:show="embed" xlink:actuate="onLoad"/></draw:frame></text:p>
      <text:p text:style-name="Standard"><draw:frame draw:style-name="fr4" draw:name="Figura149" text:anchor-type="paragraph" svg:width="16.034cm" svg:height="5.292cm" draw:z-index="23"><draw:image xlink:href="Pictures/100000000000025E000000C8B54F8F66.png" xlink:type="simple" xlink:show="embed" xlink:actuate="onLoad"/></draw:frame></text:p>
      <text:p text:style-name="Standard"/>
      <text:p text:style-name="Standard"><draw:frame draw:style-name="fr1" draw:name="Figura150" text:anchor-type="paragraph" svg:width="17cm" svg:height="2.18cm" draw:z-index="25"><draw:image xlink:href="Pictures/100000000000044B0000008DB40D826B.png" xlink:type="simple" xlink:show="embed" xlink:actuate="onLoad"/></draw:frame><text:soft-page-break/></text:p>
      <text:p text:style-name="Standard"><draw:frame draw:style-name="fr1" draw:name="Figura152" text:anchor-type="paragraph" svg:width="17cm" svg:height="1.139cm" draw:z-index="26"><draw:image xlink:href="Pictures/10000000000003C900000041F91636D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Figura153" text:anchor-type="paragraph" svg:width="14.949cm" svg:height="5.689cm" draw:z-index="27"><draw:image xlink:href="Pictures/1000000000000235000000D7C1ACB301.png" xlink:type="simple" xlink:show="embed" xlink:actuate="onLoad"/></draw:frame></text:p>
      <text:p text:style-name="Standard"><draw:frame draw:style-name="fr1" draw:name="Figura154" text:anchor-type="paragraph" svg:width="17cm" svg:height="2.157cm" draw:z-index="28"><draw:image xlink:href="Pictures/10000000000004470000008BBCD374DE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maso Roese </meta:initial-creator>
    <meta:creation-date>2018-02-12T11:35:01.49</meta:creation-date>
    <meta:document-statistic meta:table-count="0" meta:image-count="29" meta:object-count="0" meta:page-count="5" meta:paragraph-count="1" meta:word-count="2" meta:character-count="7"/>
    <dc:date>2018-02-12T11:36:12.49</dc:date>
    <dc:creator>Damaso Roese </dc:creator>
    <meta:editing-duration>PT00H01M19S</meta:editing-duration>
    <meta:editing-cycles>1</meta:editing-cycles>
    <meta:generator>BrOffice.org/3.2$Win32 OpenOffice.org_project/320m12$Build-9483</meta:generator>
  </office:meta>
</office:document-meta>
</file>